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fo:font-weight="bold"/>
    </style:style>
    <style:style style:name="P3" style:family="paragraph" style:parent-style-name="Standard" style:list-style-name="L1">
      <style:text-properties fo:language="de" fo:country="DE"/>
    </style:style>
    <style:style style:name="P4" style:family="paragraph" style:parent-style-name="Standard" style:list-style-name="L2">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nd 1: Der Meister</text:p>
      <text:p text:style-name="P1">Bis zu Gotlindes Tod. Endet mit der Information über ihre Tötung vom Bruder Dararos (er gibt Baradé diese Aufkunft) und dem Kampf im Thronsaal zwischen Gardona und Dararos.</text:p>
      <text:p text:style-name="P1">Kapitel:</text:p>
      <text:list xml:id="list856938477" text:style-name="L1">
        <text:list-item>
          <text:p text:style-name="P3">Kapitel 1 Des Dämons Schülerin</text:p>
        </text:list-item>
        <text:list-item>
          <text:p text:style-name="P3">Kapitel 2 Der Meister</text:p>
        </text:list-item>
        <text:list-item>
          <text:p text:style-name="P3">Kapitel 3 Gotlinde</text:p>
        </text:list-item>
        <text:list-item>
          <text:p text:style-name="P3">Kapitel 4 Die Magie</text:p>
        </text:list-item>
        <text:list-item>
          <text:p text:style-name="P3">Kapitel 5 Die Menschen</text:p>
        </text:list-item>
        <text:list-item>
          <text:p text:style-name="P3">Kapitel 6 Aufbruch</text:p>
        </text:list-item>
        <text:list-item>
          <text:p text:style-name="P3">Kapitel 7 Heimwärts</text:p>
        </text:list-item>
        <text:list-item>
          <text:p text:style-name="P3">Kapitel 8 Gotlinde (beabsichtigt, dass zwei Kapitel Gotlinde heißen)</text:p>
        </text:list-item>
      </text:list>
      <text:p text:style-name="P1"/>
      <text:p text:style-name="P2">Band 2: Der Karornwald</text:p>
      <text:p text:style-name="P1">Bis zu Gardonas Vernichtung </text:p>
      <text:p text:style-name="P1">Dieser Band wird teilweise im Präsens geschrieben, da sich Baradé zum Zeitpunkt des Schreibens seines Buches bereits im Karornwald befand und sein Heer für die große Schlacht gegen seinen Bruder vorbereitet.</text:p>
      <text:p text:style-name="P1">Kapitel:</text:p>
      <text:list xml:id="list1997690311" text:style-name="L2">
        <text:list-item>
          <text:p text:style-name="P4">Kapitel 1 Aufbruch (wie Kapitel 6 in „Der Meister“) - Präteritum</text:p>
        </text:list-item>
        <text:list-item>
          <text:p text:style-name="P4">Kapitel 2 Der Karornwald - Präteritum</text:p>
        </text:list-item>
        <text:list-item>
          <text:p text:style-name="P4">Kapitel 3 Das Bündnis - Präteritum</text:p>
        </text:list-item>
        <text:list-item>
          <text:p text:style-name="P4"/>
        </text:list-item>
        <text:list-item>
          <text:p text:style-name="P4">Kapitel X Der Marsch - Präsens</text:p>
        </text:list-item>
        <text:list-item>
          <text:p text:style-name="P4">Kapitel X + 1 Die Schlacht - Präteritum (wird hinterher von Baradé verfasst)</text:p>
        </text:list-item>
      </text:list>
      <text:p text:style-name="P1"/>
      <text:p text:style-name="P2">Band 3: Des Meisters Rückkehr</text:p>
      <text:p text:style-name="P1">Bis zum Aufeinandertreffen von Dararos und Gardona in Baradés Festung (Die Entscheidung ihnen zu folgen wird erst im vierten Band von Gotlinde beschrieben, da Baradé in der Zwischenzeit nichts mehr in sein Buch geschrieben hat).</text:p>
      <text:p text:style-name="P1">Dieser Band wird teilweise unmittelbar nach den Ereignissen geschrieben (dies gilt für die Ereignisse des Beginns der Invasion und dem Fall Holzbrucks als auch dem Aufeinandertreffen Gardonas und Dararos')</text:p>
      <text:p text:style-name="P1"/>
      <text:p text:style-name="P2">Band 4: Das Toten- und das Himmelreich</text:p>
      <text:p text:style-name="P1">Bis zum Sieg der Hexe und dem Abzug der Dunkelelfen aus dem Karornwald.</text:p>
      <text:p text:style-name="P1">Dieser Band wurde ausschließlich von Gotlinde verfasst, da Baradé im Himmelreich stirbt und Gotlinde die einzige Überlebende ist.</text:p>
      <text:p text:style-name="P1">Sie schildert daher auch ihre Begegnung mit dem Drachen im Totenreich und nicht den Weg zur Befreiung, welcher in der Modifikation spielbar sein soll.</text:p>
      <text:p text:style-name="P1">Sie ist die neue Anführerin der Dunkelelfen und Dämonen und hat sich mit beiden Völkern ins Schwarze Gebirge zurückgezogen, da die Hexe nun ihr Unwesen in der Welt tre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color="#000000" style:font-name="Times New Roman" fo:font-size="12pt" fo:language="en" fo:country="US"/>
    </style:style>
    <style:style style:name="Head_20_1" style:display-name="Head 1" style:family="paragraph" style:next-style-name="Standard" style:list-style-name="Numbering_20_Style_20_for_20_Head_20_1">
      <style:paragraph-properties style:writing-mode="page"/>
      <style:text-properties fo:color="#000000" style:font-name="Times New Roman" fo:font-size="20pt" fo:language="en" fo:country="US" fo:font-weight="bold"/>
    </style:style>
    <style:style style:name="Head_20_2" style:display-name="Head 2" style:family="paragraph" style:next-style-name="Standard" style:list-style-name="Numbering_20_Style_20_for_20_Head_20_2">
      <style:paragraph-properties style:writing-mode="page"/>
      <style:text-properties fo:color="#000000" style:font-name="Times New Roman" fo:font-size="16pt" fo:language="en" fo:country="US" fo:font-weight="bold"/>
    </style:style>
    <style:style style:name="Head_20_3" style:display-name="Head 3" style:family="paragraph" style:next-style-name="Standard" style:list-style-name="Numbering_20_Style_20_for_20_Head_20_3">
      <style:paragraph-properties style:writing-mode="page"/>
      <style:text-properties fo:color="#000000" style:font-name="Times New Roman" fo:font-size="12pt" fo:language="en" fo:country="US" fo:font-weight="bold"/>
    </style:style>
    <style:style style:name="Alphabetical_20_List" style:display-name="Alphabetical List" style:family="paragraph" style:list-style-name="Numbering_20_Style_20_for_20_Alphabetical_20_List">
      <style:paragraph-properties style:writing-mode="page"/>
      <style:text-properties fo:color="#000000" style:font-name="Times New Roman" fo:font-size="12pt" fo:language="en" fo:country="US"/>
    </style:style>
    <style:style style:name="Enumerated_20_List" style:display-name="Enumerated List" style:family="paragraph" style:list-style-name="Numbering_20_Style_20_for_20_Enumerated_20_List">
      <style:paragraph-properties style:writing-mode="page"/>
      <style:text-properties fo:color="#000000" style:font-name="Times New Roman" fo:font-size="12pt" fo:language="en" fo:country="US"/>
    </style:style>
    <style:style style:name="Bullet_20_List" style:display-name="Bullet List" style:family="paragraph" style:list-style-name="Numbering_20_Style_20_for_20_Bullet_20_List">
      <style:paragraph-properties style:writing-mode="page"/>
      <style:text-properties fo:color="#000000" style:font-name="Times New Roman" fo:font-size="12pt" fo:language="en" fo:country="US"/>
    </style:style>
    <style:style style:name="Document_20_Title" style:display-name="Document Title" style:family="paragraph" style:next-style-name="Standard">
      <style:paragraph-properties fo:text-align="center" style:justify-single-word="false" style:writing-mode="page"/>
      <style:text-properties fo:color="#000000" style:font-name="Times New Roman" fo:font-size="24pt" fo:language="en" fo:country="US" fo:font-weight="bold"/>
    </style:style>
    <style:style style:name="Bullet_20_Symbols" style:display-name="Bullet Symbols" style:family="text">
      <style:text-properties style:font-name="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bering_20_Style_20_for_20_Head_20_2" style:display-name="Numbering Style for Head 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bering_20_Style_20_for_20_Head_20_3" style:display-name="Numbering Style for Head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Unbekannt</meta:initial-creator>
    <meta:editing-cycles>28</meta:editing-cycles>
    <dc:date>2011-12-10T21:10:21</dc:date>
    <meta:creation-date>2008-08-22T11:41:04</meta:creation-date>
    <meta:editing-duration>PT2M49S</meta:editing-duration>
    <meta:document-statistic meta:table-count="0" meta:image-count="0" meta:object-count="0" meta:page-count="1" meta:paragraph-count="28" meta:word-count="323" meta:character-count="1954" meta:non-whitespace-character-count="1671"/>
  </office:meta>
</office:document-meta>
</file>